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18pt" fo:language="pt" fo:country="BR" style:font-size-asian="18pt" style:font-size-complex="18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style:language-asian="zh" style:country-asian="SG"/>
    </style:style>
    <style:style style:name="T2" style:family="text">
      <style:text-properties style:language-asian="zh" style:country-asian="HK"/>
    </style:style>
    <style:style style:name="T3" style:family="text">
      <style:text-properties style:language-asian="zh" style:country-asian="MO"/>
    </style:style>
    <style:style style:name="T4" style:family="text">
      <style:text-properties style:language-asian="zh" style:country-asian="CN"/>
    </style:style>
    <style:style style:name="T5" style:family="text">
      <style:text-properties style:language-asian="zh" style:country-asian="TW"/>
    </style:style>
    <style:style style:name="T6" style:family="text">
      <style:text-properties style:language-asian="ko" style:country-asian="KR"/>
    </style:style>
    <style:style style:name="T7" style:family="text">
      <style:text-properties style:language-asian="ja" style:country-asian="JP"/>
    </style:style>
    <style:style style:name="T8" style:family="text">
      <style:text-properties style:language-asian="zxx" style:country-asian="none"/>
    </style:style>
    <style:style style:name="T9" style:family="text">
      <style:text-properties style:language-asian="zxx" style:country-asian="none" style:language-complex="ar" style:country-complex="DZ"/>
    </style:style>
    <style:style style:name="T10" style:family="text">
      <style:text-properties style:language-asian="zxx" style:country-asian="none" style:language-complex="ar" style:country-complex="SA"/>
    </style:style>
    <style:style style:name="T11" style:family="text">
      <style:text-properties style:language-asian="zxx" style:country-asian="none" style:language-complex="ar" style:country-complex="BH"/>
    </style:style>
    <style:style style:name="T12" style:family="text">
      <style:text-properties style:language-asian="zxx" style:country-asian="none" style:language-complex="ar" style:country-complex="QA"/>
    </style:style>
    <style:style style:name="T13" style:family="text">
      <style:text-properties style:language-asian="zxx" style:country-asian="none" style:language-complex="ar" style:country-complex="AE"/>
    </style:style>
    <style:style style:name="T14" style:family="text">
      <style:text-properties style:language-asian="zxx" style:country-asian="none" style:language-complex="ar" style:country-complex="EG"/>
    </style:style>
    <style:style style:name="T15" style:family="text">
      <style:text-properties style:language-asian="zxx" style:country-asian="none" style:language-complex="ar" style:country-complex="YE"/>
    </style:style>
    <style:style style:name="T16" style:family="text">
      <style:text-properties style:language-asian="zxx" style:country-asian="none" style:language-complex="ar" style:country-complex="IQ"/>
    </style:style>
    <style:style style:name="T17" style:family="text">
      <style:text-properties style:language-asian="zxx" style:country-asian="none" style:language-complex="ar" style:country-complex="JO"/>
    </style:style>
    <style:style style:name="T18" style:family="text">
      <style:text-properties style:language-asian="zxx" style:country-asian="none" style:language-complex="ar" style:country-complex="KW"/>
    </style:style>
    <style:style style:name="T19" style:family="text">
      <style:text-properties style:language-asian="zxx" style:country-asian="none" style:language-complex="ar" style:country-complex="LB"/>
    </style:style>
    <style:style style:name="T20" style:family="text">
      <style:text-properties style:language-asian="zxx" style:country-asian="none" style:language-complex="ar" style:country-complex="LY"/>
    </style:style>
    <style:style style:name="T21" style:family="text">
      <style:text-properties style:language-asian="zxx" style:country-asian="none" style:language-complex="ar" style:country-complex="MA"/>
    </style:style>
    <style:style style:name="T22" style:family="text">
      <style:text-properties style:language-asian="zxx" style:country-asian="none" style:language-complex="ar" style:country-complex="OM"/>
    </style:style>
    <style:style style:name="T23" style:family="text">
      <style:text-properties style:language-asian="zxx" style:country-asian="none" style:language-complex="ar" style:country-complex="SY"/>
    </style:style>
    <style:style style:name="T24" style:family="text">
      <style:text-properties style:language-asian="zxx" style:country-asian="none" style:language-complex="ar" style:country-complex="TN"/>
    </style:style>
    <style:style style:name="T25" style:family="text">
      <style:text-properties style:language-asian="zxx" style:country-asian="none" style:language-complex="as" style:country-complex="IN"/>
    </style:style>
    <style:style style:name="T26" style:family="text">
      <style:text-properties style:language-asian="zxx" style:country-asian="none" style:language-complex="bn" style:country-complex="BD"/>
    </style:style>
    <style:style style:name="T27" style:family="text">
      <style:text-properties style:language-asian="zxx" style:country-asian="none" style:language-complex="bn" style:country-complex="IN"/>
    </style:style>
    <style:style style:name="T28" style:family="text">
      <style:text-properties style:language-asian="zxx" style:country-asian="none" style:language-complex="km" style:country-complex="KH"/>
    </style:style>
    <style:style style:name="T29" style:family="text">
      <style:text-properties style:language-asian="zxx" style:country-asian="none" style:language-complex="kn" style:country-complex="IN"/>
    </style:style>
    <style:style style:name="T30" style:family="text">
      <style:text-properties style:language-asian="zxx" style:country-asian="none" style:language-complex="ks" style:country-complex="IN"/>
    </style:style>
    <style:style style:name="T31" style:family="text">
      <style:text-properties style:language-asian="zxx" style:country-asian="none" style:language-complex="ks" style:country-complex="none"/>
    </style:style>
    <style:style style:name="T32" style:family="text">
      <style:text-properties style:language-asian="zxx" style:country-asian="none" style:language-complex="ku" style:country-complex="IR"/>
    </style:style>
    <style:style style:name="T33" style:family="text">
      <style:text-properties style:language-asian="zxx" style:country-asian="none" style:language-complex="ku" style:country-complex="IQ"/>
    </style:style>
    <style:style style:name="T34" style:family="text">
      <style:text-properties style:language-asian="zxx" style:country-asian="none" style:language-complex="dz" style:country-complex="BT"/>
    </style:style>
    <style:style style:name="T35" style:family="text">
      <style:text-properties style:language-asian="zxx" style:country-asian="none" style:language-complex="fa" style:country-complex="IR"/>
    </style:style>
    <style:style style:name="T36" style:family="text">
      <style:text-properties style:language-asian="zxx" style:country-asian="none" style:language-complex="gu" style:country-complex="IN"/>
    </style:style>
    <style:style style:name="T37" style:family="text">
      <style:text-properties style:language-asian="zxx" style:country-asian="none" style:language-complex="he" style:country-complex="IL"/>
    </style:style>
    <style:style style:name="T38" style:family="text">
      <style:text-properties style:language-asian="zxx" style:country-asian="none" style:language-complex="hi" style:country-complex="IN"/>
    </style:style>
    <style:style style:name="T39" style:family="text">
      <style:text-properties style:language-asian="zxx" style:country-asian="none" style:language-complex="lo" style:country-complex="LA"/>
    </style:style>
    <style:style style:name="T40" style:family="text">
      <style:text-properties style:language-asian="zxx" style:country-asian="none" style:language-complex="ml" style:country-complex="IN"/>
    </style:style>
    <style:style style:name="T41" style:family="text">
      <style:text-properties style:language-asian="zxx" style:country-asian="none" style:language-complex="mni" style:country-complex="IN"/>
    </style:style>
    <style:style style:name="T42" style:family="text">
      <style:text-properties style:language-asian="zxx" style:country-asian="none" style:language-complex="mr" style:country-complex="IN"/>
    </style:style>
    <style:style style:name="T43" style:family="text">
      <style:text-properties style:language-asian="zxx" style:country-asian="none" style:language-complex="ne" style:country-complex="IN"/>
    </style:style>
    <style:style style:name="T44" style:family="text">
      <style:text-properties style:language-asian="zxx" style:country-asian="none" style:language-complex="ne" style:country-complex="NP"/>
    </style:style>
    <style:style style:name="T45" style:family="text">
      <style:text-properties style:language-asian="zxx" style:country-asian="none" style:language-complex="or" style:country-complex="IN"/>
    </style:style>
    <style:style style:name="T46" style:family="text">
      <style:text-properties style:language-asian="zxx" style:country-asian="none" style:language-complex="pa" style:country-complex="IN"/>
    </style:style>
    <style:style style:name="T47" style:family="text">
      <style:text-properties style:language-asian="zxx" style:country-asian="none" style:language-complex="sa" style:country-complex="IN"/>
    </style:style>
    <style:style style:name="T48" style:family="text">
      <style:text-properties style:language-asian="zxx" style:country-asian="none" style:language-complex="sd" style:country-complex="IN"/>
    </style:style>
    <style:style style:name="T49" style:family="text">
      <style:text-properties style:language-asian="zxx" style:country-asian="none" style:language-complex="si" style:country-complex="LK"/>
    </style:style>
    <style:style style:name="T50" style:family="text">
      <style:text-properties style:language-asian="zxx" style:country-asian="none" style:language-complex="th" style:country-complex="TH"/>
    </style:style>
    <style:style style:name="T51" style:family="text">
      <style:text-properties style:language-asian="zxx" style:country-asian="none" style:language-complex="ta" style:country-complex="IN"/>
    </style:style>
    <style:style style:name="T52" style:family="text">
      <style:text-properties style:language-asian="zxx" style:country-asian="none" style:language-complex="te" style:country-complex="IN"/>
    </style:style>
    <style:style style:name="T53" style:family="text">
      <style:text-properties style:language-asian="zxx" style:country-asian="none" style:language-complex="bo" style:country-complex="CN"/>
    </style:style>
    <style:style style:name="T54" style:family="text">
      <style:text-properties style:language-asian="zxx" style:country-asian="none" style:language-complex="ur" style:country-complex="IN"/>
    </style:style>
    <style:style style:name="T55" style:family="text">
      <style:text-properties style:language-asian="zxx" style:country-asian="none" style:language-complex="ur" style:country-complex="PK"/>
    </style:style>
    <style:style style:name="T56" style:family="text">
      <style:text-properties style:language-asian="zxx" style:country-asian="none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9.325cm" svg:height="42.25cm" svg:x="-0.147cm" svg:y="-4.263cm">
          <draw:text-box>
            <text:p text:style-name="P1"><text:s/>127 8 49</text:p>
            <text:p text:style-name="P1">1<text:tab/>[Nenhum]<text:tab/></text:p>
            <text:p text:style-name="P1">2<text:tab/>Africano<text:tab/></text:p>
            <text:p text:style-name="P1">3<text:tab/>Albanês<text:tab/></text:p>
            <text:p text:style-name="P1">4<text:tab/>Alemão (Alemanha)<text:tab/></text:p>
            <text:p text:style-name="P1">5<text:tab/>Alemão (Áustria)<text:tab/></text:p>
            <text:p text:style-name="P1">6<text:tab/>Alemão (Liechtenstein)<text:tab/></text:p>
            <text:p text:style-name="P1">7<text:tab/>Alemão (Luxemburgo)<text:tab/></text:p>
            <text:p text:style-name="P1">8<text:tab/>Alemão (Suíça)<text:tab/></text:p>
            <text:p text:style-name="P1">9<text:tab/>Armênio<text:tab/></text:p>
            <text:p text:style-name="P1">10<text:tab/>Azerbaijano (cirílico)<text:tab/></text:p>
            <text:p text:style-name="P1">11<text:tab/>Azerbaijano (latino)<text:tab/></text:p>
            <text:p text:style-name="P1">12<text:tab/>Basco<text:tab/></text:p>
            <text:p text:style-name="P1">13<text:tab/>Bielo-russo<text:tab/></text:p>
            <text:p text:style-name="P1">14<text:tab/>Bósnio<text:tab/></text:p>
            <text:p text:style-name="P1">15<text:tab/>Breton<text:tab/></text:p>
            <text:p text:style-name="P1">16<text:tab/>Búlgaro<text:tab/></text:p>
            <text:p text:style-name="P1">17<text:tab/>Catalão<text:tab/></text:p>
            <text:p text:style-name="P1">18<text:tab/>Cazaque<text:tab/></text:p>
            <text:p text:style-name="P1">19<text:tab/>Croata<text:tab/></text:p>
            <text:p text:style-name="P1">20<text:tab/>Curdo (Síria)<text:tab/></text:p>
            <text:p text:style-name="P1">21<text:tab/>Curdo (Turquia)<text:tab/></text:p>
            <text:p text:style-name="P1">22<text:tab/>Dhivehi<text:tab/></text:p>
            <text:p text:style-name="P1">23<text:tab/>Dinamarquês<text:tab/></text:p>
            <text:p text:style-name="P1">24<text:tab/>Eslovaco<text:tab/></text:p>
            <text:p text:style-name="P1">25<text:tab/>Eslovênio<text:tab/></text:p>
            <text:p text:style-name="P1">26<text:tab/>Espanhol (Argentina)<text:tab/></text:p>
            <text:p text:style-name="P1">27<text:tab/>Espanhol (Bolívia)<text:tab/></text:p>
            <text:p text:style-name="P1">28<text:tab/>Espanhol (Chile)<text:tab/></text:p>
            <text:p text:style-name="P1">29<text:tab/>Espanhol (Colômbia)<text:tab/></text:p>
            <text:p text:style-name="P1">30<text:tab/>Espanhol (Costa Rica)<text:tab/></text:p>
            <text:p text:style-name="P1">31<text:tab/>Espanhol (El Salvador)<text:tab/></text:p>
            <text:p text:style-name="P1">32<text:tab/>Espanhol (Equador)<text:tab/></text:p>
            <text:p text:style-name="P1">33<text:tab/>Espanhol (Espanha)<text:tab/></text:p>
            <text:p text:style-name="P1">34<text:tab/>Espanhol (Guatemala)<text:tab/></text:p>
            <text:p text:style-name="P1">35<text:tab/>Espanhol (Honduras)<text:tab/></text:p>
            <text:p text:style-name="P1">36<text:tab/>Espanhol (México)<text:tab/></text:p>
            <text:p text:style-name="P1">37<text:tab/>Espanhol (moderno)<text:tab/></text:p>
            <text:p text:style-name="P1">38<text:tab/>Espanhol (Nicarágua)<text:tab/></text:p>
            <text:p text:style-name="P1">39<text:tab/>Espanhol (Panamá)<text:tab/></text:p>
            <text:p text:style-name="P1">40<text:tab/>Espanhol (Paraguai)<text:tab/></text:p>
            <text:p text:style-name="P1">41<text:tab/>Espanhol (Peru)<text:tab/></text:p>
            <text:p text:style-name="P1">42<text:tab/>Espanhol (Porto Rico)<text:tab/></text:p>
            <text:p text:style-name="P1">43<text:tab/>Espanhol (Rep. Dom.)<text:tab/></text:p>
            <text:p text:style-name="P1">44<text:tab/>Espanhol (Uruguai)<text:tab/></text:p>
            <text:p text:style-name="P1">45<text:tab/>Espanhol (Venezuela)<text:tab/></text:p>
            <text:p text:style-name="P1">46<text:tab/>Esperanto<text:tab/></text:p>
            <text:p text:style-name="P1">47<text:tab/>Estoniano<text:tab/></text:p>
            <text:p text:style-name="P1">48<text:tab/>Faroês<text:tab/></text:p>
            <text:p text:style-name="P1">49<text:tab/>Finlandês<text:tab/></text:p>
            <text:p text:style-name="P1">50<text:tab/>Francês (Bélgica)<text:tab/></text:p>
            <text:p text:style-name="P1">51<text:tab/>Francês (Canadá)<text:tab/></text:p>
            <text:p text:style-name="P1">52<text:tab/>Francês (França)<text:tab/></text:p>
            <text:p text:style-name="P1">53<text:tab/>Francês (Luxemburgo)<text:tab/></text:p>
            <text:p text:style-name="P1">54<text:tab/>Francês (Mônaco)<text:tab/></text:p>
            <text:p text:style-name="P1">55<text:tab/>Francês (Suíça)<text:tab/></text:p>
            <text:p text:style-name="P1">56<text:tab/>Frísio<text:tab/></text:p>
            <text:p text:style-name="P1">57<text:tab/>Galego<text:tab/></text:p>
            <text:p text:style-name="P1">58<text:tab/>Galês<text:tab/></text:p>
            <text:p text:style-name="P1">59<text:tab/>Galês (Escócia)<text:tab/></text:p>
            <text:p text:style-name="P1">60<text:tab/>Georgiano<text:tab/></text:p>
            <text:p text:style-name="P1">61<text:tab/>Grego<text:tab/></text:p>
            <text:p text:style-name="P1">62<text:tab/>Holandês (Bélgica)<text:tab/></text:p>
            <text:p text:style-name="P1">63<text:tab/>Holandês (Holanda)<text:tab/></text:p>
            <text:p text:style-name="P1">64<text:tab/>Húngaro<text:tab/></text:p>
            <text:p text:style-name="P1">65<text:tab/>Indonésio<text:tab/></text:p>
            <text:p text:style-name="P1">66<text:tab/>Inglês (África do Sul)<text:tab/></text:p>
            <text:p text:style-name="P1">67<text:tab/>Inglês (Austrália)<text:tab/></text:p>
            <text:p text:style-name="P1">68<text:tab/>Inglês (Belize)<text:tab/></text:p>
            <text:p text:style-name="P1">69<text:tab/>Inglês (Canadá)<text:tab/></text:p>
            <text:p text:style-name="P1">70<text:tab/>Inglês (Caribe)<text:tab/></text:p>
            <text:p text:style-name="P1">71<text:tab/>Inglês (Eire)<text:tab/></text:p>
            <text:p text:style-name="P1">72<text:tab/>Inglês (EUA)<text:tab/></text:p>
            <text:p text:style-name="P1">73<text:tab/>Inglês (Filipinas)<text:tab/></text:p>
            <text:p text:style-name="P1">74<text:tab/>Inglês (GB)<text:tab/></text:p>
            <text:p text:style-name="P1">75<text:tab/>Inglês (Jamaica)<text:tab/></text:p>
            <text:p text:style-name="P1">76<text:tab/>Inglês (Nova Zelândia)<text:tab/></text:p>
            <text:p text:style-name="P1">77<text:tab/>Inglês (Trinidad)<text:tab/></text:p>
            <text:p text:style-name="P1">78<text:tab/>Inglês (Zimbábue)<text:tab/></text:p>
            <text:p text:style-name="P1">79<text:tab/>Interlíngua<text:tab/></text:p>
            <text:p text:style-name="P1">80<text:tab/>Irlandês<text:tab/></text:p>
            <text:p text:style-name="P1">81<text:tab/>Islandês<text:tab/></text:p>
            <text:p text:style-name="P1">82<text:tab/>Italiano (Itália)<text:tab/></text:p>
            <text:p text:style-name="P1">83<text:tab/>Italiano (Suíça)<text:tab/></text:p>
            <text:p text:style-name="P1">84<text:tab/>Kalaallisut<text:tab/></text:p>
            <text:p text:style-name="P1">85<text:tab/>Kinyarwanda (Ruanda)<text:tab/></text:p>
            <text:p text:style-name="P1">86<text:tab/>Konkani<text:tab/></text:p>
            <text:p text:style-name="P1">87<text:tab/>Latim<text:tab/></text:p>
            <text:p text:style-name="P1">88<text:tab/>Letão<text:tab/></text:p>
            <text:p text:style-name="P1">89<text:tab/>Lituano<text:tab/></text:p>
            <text:p text:style-name="P1">90<text:tab/>Lituano (clássico)<text:tab/></text:p>
            <text:p text:style-name="P1">91<text:tab/>Macedônio<text:tab/></text:p>
            <text:p text:style-name="P1">92<text:tab/>Malaio (Brunei Darusalam)<text:tab/></text:p>
            <text:p text:style-name="P1">93<text:tab/>Malaio (Malásia)<text:tab/></text:p>
            <text:p text:style-name="P1">94<text:tab/>Maori (Nova Zelândia)<text:tab/></text:p>
            <text:p text:style-name="P1">95<text:tab/>Mongol<text:tab/></text:p>
            <text:p text:style-name="P1">96<text:tab/>Ndebele (Sul)<text:tab/></text:p>
            <text:p text:style-name="P1">97<text:tab/>Northern Sotho<text:tab/></text:p>
            <text:p text:style-name="P1">98<text:tab/>Norueguês (Bokmål)<text:tab/></text:p>
            <text:p text:style-name="P1">99<text:tab/>Norueguês (Nynorsk)<text:tab/></text:p>
            <text:p text:style-name="P1">100<text:tab/>Polonês<text:tab/></text:p>
            <text:p text:style-name="P1">101<text:tab/>Português (Brasil)<text:tab/></text:p>
            <text:p text:style-name="P1">102<text:tab/>Português (Portugal)<text:tab/></text:p>
            <text:p text:style-name="P1">103<text:tab/>Provençal<text:tab/></text:p>
            <text:p text:style-name="P1">104<text:tab/>Romanço<text:tab/></text:p>
            <text:p text:style-name="P1">105<text:tab/>Romeno<text:tab/></text:p>
            <text:p text:style-name="P1">106<text:tab/>Russo<text:tab/></text:p>
            <text:p text:style-name="P1">107<text:tab/>Sardenho<text:tab/></text:p>
            <text:p text:style-name="P1">108<text:tab/>Sérvio (cirílico)<text:tab/></text:p>
            <text:p text:style-name="P1">109<text:tab/>Sérvio (latino)<text:tab/></text:p>
            <text:p text:style-name="P1">110<text:tab/>Soto do sul<text:tab/></text:p>
            <text:p text:style-name="P1">111<text:tab/>Suaíle (Quênia)<text:tab/></text:p>
            <text:p text:style-name="P1">112<text:tab/>Suaíle (Tanzânia)<text:tab/></text:p>
            <text:p text:style-name="P1">113<text:tab/>Suazi<text:tab/></text:p>
            <text:p text:style-name="P1">114<text:tab/>Sueco (Finlândia)<text:tab/></text:p>
            <text:p text:style-name="P1">115<text:tab/>Sueco (Suécia)<text:tab/></text:p>
            <text:p text:style-name="P1">116<text:tab/>Tártaro<text:tab/></text:p>
            <text:p text:style-name="P1">117<text:tab/>Tcheco<text:tab/></text:p>
            <text:p text:style-name="P1">118<text:tab/>Tsonga<text:tab/></text:p>
            <text:p text:style-name="P1">119<text:tab/>Tswana (África do Sul)<text:tab/></text:p>
            <text:p text:style-name="P1">120<text:tab/>Tswana (Botswana)<text:tab/></text:p>
            <text:p text:style-name="P1">121<text:tab/>Turco<text:tab/></text:p>
            <text:p text:style-name="P1">122<text:tab/>Ucraniano<text:tab/></text:p>
            <text:p text:style-name="P1">123<text:tab/>Usbeque (cirílico)<text:tab/></text:p>
            <text:p text:style-name="P1">124<text:tab/>Usbeque (latino)<text:tab/></text:p>
            <text:p text:style-name="P1">125<text:tab/>Venda<text:tab/></text:p>
            <text:p text:style-name="P1">126<text:tab/>Xhosa<text:tab/></text:p>
            <text:p text:style-name="P1">127<text:tab/>Zulu<text:tab/></text:p>
            <text:p text:style-name="P1">1<text:tab/>[Nenhum]<text:tab/></text:p>
            <text:p text:style-name="P1"><text:span text:style-name="T1">2</text:span><text:span text:style-name="T1"><text:tab/></text:span><text:span text:style-name="T1">Chinês (Cingapura)</text:span><text:span text:style-name="T1"><text:tab/></text:span></text:p>
            <text:p text:style-name="P1"><text:span text:style-name="T2">3</text:span><text:span text:style-name="T2"><text:tab/></text:span><text:span text:style-name="T2">Chinês (Hong Kong)</text:span><text:span text:style-name="T2"><text:tab/></text:span></text:p>
            <text:p text:style-name="P1"><text:span text:style-name="T3">4</text:span><text:span text:style-name="T3"><text:tab/></text:span><text:span text:style-name="T3">Chinês (Macau)</text:span><text:span text:style-name="T3"><text:tab/></text:span></text:p>
            <text:p text:style-name="P1"><text:span text:style-name="T4">5</text:span><text:span text:style-name="T4"><text:tab/></text:span><text:span text:style-name="T4">Chinês (simplificado)</text:span><text:span text:style-name="T4"><text:tab/></text:span></text:p>
            <text:p text:style-name="P1"><text:span text:style-name="T5">6</text:span><text:span text:style-name="T5"><text:tab/></text:span><text:span text:style-name="T5">Chinês (tradicional)</text:span><text:span text:style-name="T5"><text:tab/></text:span></text:p>
            <text:p text:style-name="P1"><text:span text:style-name="T6">7</text:span><text:span text:style-name="T6"><text:tab/></text:span><text:span text:style-name="T6">Coreano (RoK)</text:span><text:span text:style-name="T6"><text:tab/></text:span></text:p>
            <text:p text:style-name="P1"><text:span text:style-name="T7">8</text:span><text:span text:style-name="T7"><text:tab/></text:span><text:span text:style-name="T7">Japonês</text:span><text:span text:style-name="T7"><text:tab/></text:span></text:p>
            <text:p text:style-name="P1"><text:span text:style-name="T8">1</text:span><text:span text:style-name="T8"><text:tab/></text:span><text:span text:style-name="T8">[Nenhum]</text:span><text:span text:style-name="T8"><text:tab/></text:span></text:p>
            <text:p text:style-name="P1"><text:span text:style-name="T9">2</text:span><text:span text:style-name="T9"><text:tab/></text:span><text:span text:style-name="T9">Árabe (Algéria)</text:span><text:span text:style-name="T9"><text:tab/></text:span></text:p>
            <text:p text:style-name="P1"><text:span text:style-name="T10">3</text:span><text:span text:style-name="T10"><text:tab/></text:span><text:span text:style-name="T10">Árabe (Arábia Saudita)</text:span><text:span text:style-name="T10"><text:tab/></text:span></text:p>
            <text:p text:style-name="P1"><text:span text:style-name="T11">4</text:span><text:span text:style-name="T11"><text:tab/></text:span><text:span text:style-name="T11">Árabe (Barein)</text:span><text:span text:style-name="T11"><text:tab/></text:span></text:p>
            <text:p text:style-name="P1"><text:span text:style-name="T12">5</text:span><text:span text:style-name="T12"><text:tab/></text:span><text:span text:style-name="T12">Árabe (Catar)</text:span><text:span text:style-name="T12"><text:tab/></text:span></text:p>
            <text:p text:style-name="P1"><text:span text:style-name="T13">6</text:span><text:span text:style-name="T13"><text:tab/></text:span><text:span text:style-name="T13">Árabe (EAU)</text:span><text:span text:style-name="T13"><text:tab/></text:span></text:p>
            <text:p text:style-name="P1"><text:span text:style-name="T14">7</text:span><text:span text:style-name="T14"><text:tab/></text:span><text:span text:style-name="T14">Árabe (Egito)</text:span><text:span text:style-name="T14"><text:tab/></text:span></text:p>
            <text:p text:style-name="P1"><text:span text:style-name="T15">8</text:span><text:span text:style-name="T15"><text:tab/></text:span><text:span text:style-name="T15">Árabe (Iêmen)</text:span><text:span text:style-name="T15"><text:tab/></text:span></text:p>
            <text:p text:style-name="P1"><text:span text:style-name="T16">9</text:span><text:span text:style-name="T16"><text:tab/></text:span><text:span text:style-name="T16">Árabe (Iraque)</text:span><text:span text:style-name="T16"><text:tab/></text:span></text:p>
            <text:p text:style-name="P1"><text:span text:style-name="T17">10</text:span><text:span text:style-name="T17"><text:tab/></text:span><text:span text:style-name="T17">Árabe (Jordânia)</text:span><text:span text:style-name="T17"><text:tab/></text:span></text:p>
            <text:p text:style-name="P1"><text:span text:style-name="T18">11</text:span><text:span text:style-name="T18"><text:tab/></text:span><text:span text:style-name="T18">Árabe (Kuwait)</text:span><text:span text:style-name="T18"><text:tab/></text:span></text:p>
            <text:p text:style-name="P1"><text:span text:style-name="T19">12</text:span><text:span text:style-name="T19"><text:tab/></text:span><text:span text:style-name="T19">Árabe (Líbano)</text:span><text:span text:style-name="T19"><text:tab/></text:span></text:p>
            <text:p text:style-name="P1"><text:span text:style-name="T20">13</text:span><text:span text:style-name="T20"><text:tab/></text:span><text:span text:style-name="T20">Árabe (Líbia)</text:span><text:span text:style-name="T20"><text:tab/></text:span></text:p>
            <text:p text:style-name="P1"><text:span text:style-name="T21">14</text:span><text:span text:style-name="T21"><text:tab/></text:span><text:span text:style-name="T21">Árabe (Marrocos)</text:span><text:span text:style-name="T21"><text:tab/></text:span></text:p>
            <text:p text:style-name="P1"><text:span text:style-name="T22">15</text:span><text:span text:style-name="T22"><text:tab/></text:span><text:span text:style-name="T22">Árabe (Omã)</text:span><text:span text:style-name="T22"><text:tab/></text:span></text:p>
            <text:p text:style-name="P1"><text:span text:style-name="T23">16</text:span><text:span text:style-name="T23"><text:tab/></text:span><text:span text:style-name="T23">Árabe (Síria)</text:span><text:span text:style-name="T23"><text:tab/></text:span></text:p>
            <text:p text:style-name="P1"><text:span text:style-name="T24">17</text:span><text:span text:style-name="T24"><text:tab/></text:span><text:span text:style-name="T24">Árabe (Tunísia)</text:span><text:span text:style-name="T24"><text:tab/></text:span></text:p>
            <text:p text:style-name="P1"><text:span text:style-name="T25">18</text:span><text:span text:style-name="T25"><text:tab/></text:span><text:span text:style-name="T25">Assamês</text:span><text:span text:style-name="T25"><text:tab/></text:span></text:p>
            <text:p text:style-name="P1"><text:span text:style-name="T26">19</text:span><text:span text:style-name="T26"><text:tab/></text:span><text:span text:style-name="T26">Bengalês (Bangladesh)</text:span><text:span text:style-name="T26"><text:tab/></text:span></text:p>
            <text:p text:style-name="P1"><text:span text:style-name="T27">20</text:span><text:span text:style-name="T27"><text:tab/></text:span><text:span text:style-name="T27">Bengali (Índia)</text:span><text:span text:style-name="T27"><text:tab/></text:span></text:p>
            <text:p text:style-name="P1"><text:span text:style-name="T28">21</text:span><text:span text:style-name="T28"><text:tab/></text:span><text:span text:style-name="T28">Cambojano</text:span><text:span text:style-name="T28"><text:tab/></text:span></text:p>
            <text:p text:style-name="P1"><text:span text:style-name="T29">22</text:span><text:span text:style-name="T29"><text:tab/></text:span><text:span text:style-name="T29">Canada</text:span><text:span text:style-name="T29"><text:tab/></text:span></text:p>
            <text:p text:style-name="P1"><text:span text:style-name="T30">23</text:span><text:span text:style-name="T30"><text:tab/></text:span><text:span text:style-name="T30">Caxemira (Índia)</text:span><text:span text:style-name="T30"><text:tab/></text:span></text:p>
            <text:p text:style-name="P1"><text:span text:style-name="T31">24</text:span><text:span text:style-name="T31"><text:tab/></text:span><text:span text:style-name="T31">Caxemira (Kashmir)</text:span><text:span text:style-name="T31"><text:tab/></text:span></text:p>
            <text:p text:style-name="P1"><text:span text:style-name="T32">25</text:span><text:span text:style-name="T32"><text:tab/></text:span><text:span text:style-name="T32">Curdo (Irã)</text:span><text:span text:style-name="T32"><text:tab/></text:span></text:p>
            <text:p text:style-name="P1"><text:span text:style-name="T33">26</text:span><text:span text:style-name="T33"><text:tab/></text:span><text:span text:style-name="T33">Curdo (Iraque)</text:span><text:span text:style-name="T33"><text:tab/></text:span></text:p>
            <text:p text:style-name="P1"><text:span text:style-name="T34">27</text:span><text:span text:style-name="T34"><text:tab/></text:span><text:span text:style-name="T34">Dzongkha</text:span><text:span text:style-name="T34"><text:tab/></text:span></text:p>
            <text:p text:style-name="P1"><text:span text:style-name="T35">28</text:span><text:span text:style-name="T35"><text:tab/></text:span><text:span text:style-name="T35">Farsi</text:span><text:span text:style-name="T35"><text:tab/></text:span></text:p>
            <text:p text:style-name="P1"><text:span text:style-name="T36">29</text:span><text:span text:style-name="T36"><text:tab/></text:span><text:span text:style-name="T36">Guzerate</text:span><text:span text:style-name="T36"><text:tab/></text:span></text:p>
            <text:p text:style-name="P1"><text:span text:style-name="T37">30</text:span><text:span text:style-name="T37"><text:tab/></text:span><text:span text:style-name="T37">Hebraico</text:span><text:span text:style-name="T37"><text:tab/></text:span></text:p>
            <text:p text:style-name="P1"><text:span text:style-name="T38">31</text:span><text:span text:style-name="T38"><text:tab/></text:span><text:span text:style-name="T38">Hindi</text:span><text:span text:style-name="T38"><text:tab/></text:span></text:p>
            <text:p text:style-name="P1"><text:span text:style-name="T39">32</text:span><text:span text:style-name="T39"><text:tab/></text:span><text:span text:style-name="T39">Laos</text:span><text:span text:style-name="T39"><text:tab/></text:span></text:p>
            <text:p text:style-name="P1"><text:span text:style-name="T40">33</text:span><text:span text:style-name="T40"><text:tab/></text:span><text:span text:style-name="T40">Malaio</text:span><text:span text:style-name="T40"><text:tab/></text:span></text:p>
            <text:p text:style-name="P1"><text:span text:style-name="T41">34</text:span><text:span text:style-name="T41"><text:tab/></text:span><text:span text:style-name="T41">Manipuri</text:span><text:span text:style-name="T41"><text:tab/></text:span></text:p>
            <text:p text:style-name="P1"><text:span text:style-name="T42">35</text:span><text:span text:style-name="T42"><text:tab/></text:span><text:span text:style-name="T42">Marata</text:span><text:span text:style-name="T42"><text:tab/></text:span></text:p>
            <text:p text:style-name="P1"><text:span text:style-name="T43">36</text:span><text:span text:style-name="T43"><text:tab/></text:span><text:span text:style-name="T43">Nepalês (Índia)</text:span><text:span text:style-name="T43"><text:tab/></text:span></text:p>
            <text:p text:style-name="P1"><text:span text:style-name="T44">37</text:span><text:span text:style-name="T44"><text:tab/></text:span><text:span text:style-name="T44">Nepalês (Nepal)</text:span><text:span text:style-name="T44"><text:tab/></text:span></text:p>
            <text:p text:style-name="P1"><text:span text:style-name="T45">38</text:span><text:span text:style-name="T45"><text:tab/></text:span><text:span text:style-name="T45">Oriá</text:span><text:span text:style-name="T45"><text:tab/></text:span></text:p>
            <text:p text:style-name="P1"><text:span text:style-name="T46">39</text:span><text:span text:style-name="T46"><text:tab/></text:span><text:span text:style-name="T46">Punjabi</text:span><text:span text:style-name="T46"><text:tab/></text:span></text:p>
            <text:p text:style-name="P1"><text:span text:style-name="T47">40</text:span><text:span text:style-name="T47"><text:tab/></text:span><text:span text:style-name="T47">Sânscrito</text:span><text:span text:style-name="T47"><text:tab/></text:span></text:p>
            <text:p text:style-name="P1"><text:span text:style-name="T48">41</text:span><text:span text:style-name="T48"><text:tab/></text:span><text:span text:style-name="T48">Sindi</text:span><text:span text:style-name="T48"><text:tab/></text:span></text:p>
            <text:p text:style-name="P1"><text:span text:style-name="T49">42</text:span><text:span text:style-name="T49"><text:tab/></text:span><text:span text:style-name="T49">Sinhala</text:span><text:span text:style-name="T49"><text:tab/></text:span></text:p>
            <text:p text:style-name="P1"><text:span text:style-name="T50">43</text:span><text:span text:style-name="T50"><text:tab/></text:span><text:span text:style-name="T50">Tailandês</text:span><text:span text:style-name="T50"><text:tab/></text:span></text:p>
            <text:p text:style-name="P1"><text:span text:style-name="T51">44</text:span><text:span text:style-name="T51"><text:tab/></text:span><text:span text:style-name="T51">Tâmil</text:span><text:span text:style-name="T51"><text:tab/></text:span></text:p>
            <text:p text:style-name="P1"><text:span text:style-name="T52">45</text:span><text:span text:style-name="T52"><text:tab/></text:span><text:span text:style-name="T52">Telugu</text:span><text:span text:style-name="T52"><text:tab/></text:span></text:p>
            <text:p text:style-name="P1"><text:span text:style-name="T53">46</text:span><text:span text:style-name="T53"><text:tab/></text:span><text:span text:style-name="T53">Tibetano (China PR)</text:span><text:span text:style-name="T53"><text:tab/></text:span></text:p>
            <text:p text:style-name="P1"><text:span text:style-name="T54">47</text:span><text:span text:style-name="T54"><text:tab/></text:span><text:span text:style-name="T54">Urdu (Índia)</text:span><text:span text:style-name="T54"><text:tab/></text:span></text:p>
            <text:p text:style-name="P1"><text:span text:style-name="T55">48</text:span><text:span text:style-name="T55"><text:tab/></text:span><text:span text:style-name="T55">Urdu (Paquistão)</text:span><text:span text:style-name="T55"><text:tab/></text:span></text:p>
            <text:p text:style-name="P1"><text:span text:style-name="T56">49</text:span><text:span text:style-name="T56"><text:tab/></text:span><text:span text:style-name="T56">Vietnamita</text:span><text:span text:style-name="T56"><text:tab/></text:span></text:p>
            <text:p text:style-name="P1"><text:span text:style-name="T56"/></text:p>
          </draw:text-box>
        </draw:frame>
        <presentation:notes draw:style-name="dp2">
          <draw:page-thumbnail draw:style-name="gr2" draw:layer="layout" svg:width="14.848cm" svg:height="11.136cm" svg:x="3.07cm" svg:y="2.257cm" draw:page-number="1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16cm" draw:page-number="1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cm" svg:y="2.257cm" presentation:class="page"/>
        <draw:frame presentation:style-name="Padrão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6-01-02T21:35:02</meta:creation-date>
    <dc:date>2008-01-02T17:02:52</dc:date>
    <meta:editing-cycles>2</meta:editing-cycles>
    <meta:editing-duration>PT5M3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